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fo:color="#4c4c4c" style:text-outline="false" style:text-line-through-style="none" style:text-line-through-type="none" style:font-name="Ubuntu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4c4c4c" style:text-outline="false" style:text-line-through-style="none" style:text-line-through-type="none" style:font-name="Ubuntu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Ubuntu" style:font-size-asian="9pt" style:language-asian="zh" style:country-asian="CN" style:font-style-asian="normal" style:font-weight-asian="normal" style:font-name-complex="Ubuntu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ar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gs</text:p>
          </table:table-cell>
          <table:table-cell office:value-type="string" calcext:value-type="string">
            <text:p>-1.5V</text:p>
          </table:table-cell>
          <table:table-cell office:value-type="string" calcext:value-type="string">
            <text:p>-2V </text:p>
          </table:table-cell>
          <table:table-cell office:value-type="string" calcext:value-type="string">
            <text:p>-2.5V</text:p>
          </table:table-cell>
          <table:table-cell office:value-type="string" calcext:value-type="string">
            <text:p>-3V</text:p>
          </table:table-cell>
          <table:table-cell/>
        </table:table-row>
        <table:table-row table:style-name="ro1">
          <table:table-cell office:value-type="string" calcext:value-type="string">
            <text:p>rds</text:p>
          </table:table-cell>
          <table:table-cell office:value-type="float" office:value="4605.49475822736" calcext:value-type="float">
            <text:p>4605.49475822736</text:p>
          </table:table-cell>
          <table:table-cell office:value-type="float" office:value="5984.38539202549" calcext:value-type="float">
            <text:p>5984.38539202549</text:p>
          </table:table-cell>
          <table:table-cell office:value-type="float" office:value="8541.8150139696" calcext:value-type="float">
            <text:p>8541.8150139696</text:p>
          </table:table-cell>
          <table:table-cell office:value-type="float" office:value="14916.3036877391" calcext:value-type="float">
            <text:p>14916.3036877391</text:p>
          </table:table-cell>
          <table:table-cell/>
        </table:table-row>
        <table:table-row table:style-name="ro1">
          <table:table-cell office:value-type="string" calcext:value-type="string">
            <text:p>r0</text:p>
          </table:table-cell>
          <table:table-cell office:value-type="float" office:value="138434.171090739" calcext:value-type="float">
            <text:p>138434.171090739</text:p>
          </table:table-cell>
          <table:table-cell office:value-type="float" office:value="233097.516345937" calcext:value-type="float">
            <text:p>233097.516345937</text:p>
          </table:table-cell>
          <table:table-cell office:value-type="float" office:value="472489.309929384" calcext:value-type="float">
            <text:p>472489.309929384</text:p>
          </table:table-cell>
          <table:table-cell office:value-type="float" office:value="1422778.6867753" calcext:value-type="float">
            <text:p>1422778.6867753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style-name="ce1" office:value-type="float" office:value="0.00000722365" calcext:value-type="float">
            <text:p>7.22E-06</text:p>
          </table:table-cell>
          <table:table-cell table:style-name="ce1" office:value-type="float" office:value="0.00000429005" calcext:value-type="float">
            <text:p>4.29E-06</text:p>
          </table:table-cell>
          <table:table-cell table:style-name="ce1" office:value-type="float" office:value="0.00000211645" calcext:value-type="float">
            <text:p>2.12E-06</text:p>
          </table:table-cell>
          <table:table-cell table:style-name="ce1" office:value-type="float" office:value="0.000000702849" calcext:value-type="float">
            <text:p>7.03E-07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0.00023762" calcext:value-type="float">
            <text:p>-0.00023762</text:p>
          </table:table-cell>
          <table:table-cell table:style-name="ce1" office:value-type="float" office:value="-0.00014112" calcext:value-type="float">
            <text:p>-1.41E-04</text:p>
          </table:table-cell>
          <table:table-cell table:style-name="ce1" office:value-type="float" office:value="-0.00006962" calcext:value-type="float">
            <text:p>-6.96E-05</text:p>
          </table:table-cell>
          <table:table-cell table:style-name="ce1" office:value-type="float" office:value="-0.00002312" calcext:value-type="float">
            <text:p>-2.31E-05</text:p>
          </table:table-cell>
          <table:table-cell/>
        </table:table-row>
        <table:table-row table:style-name="ro1">
          <table:table-cell office:value-type="string" calcext:value-type="string">
            <text:p>early voltage(V)</text:p>
          </table:table-cell>
          <table:table-cell table:formula="of:=-[.B6]/[.B5]" office:value-type="float" office:value="32.894727734594" calcext:value-type="float">
            <text:p>32.894727734594</text:p>
          </table:table-cell>
          <table:table-cell table:formula="of:=-[.C6]/[.C5]" office:value-type="float" office:value="32.8947215067423" calcext:value-type="float">
            <text:p>32.8947215067423</text:p>
          </table:table-cell>
          <table:table-cell table:formula="of:=-[.D6]/[.D5]" office:value-type="float" office:value="32.8947057572822" calcext:value-type="float">
            <text:p>32.8947057572822</text:p>
          </table:table-cell>
          <table:table-cell table:formula="of:=-[.E6]/[.E5]" office:value-type="float" office:value="32.8946900401082" calcext:value-type="float">
            <text:p>32.8946900401082</text:p>
          </table:table-cell>
          <table:table-cell/>
        </table:table-row>
        <table:table-row table:style-name="ro1">
          <table:table-cell office:value-type="string" calcext:value-type="string">
            <text:p>Average early voltage(V)</text:p>
          </table:table-cell>
          <table:table-cell table:formula="of:=AVERAGE([.B7:.E7])" office:value-type="float" office:value="32.8947112596817" calcext:value-type="float">
            <text:p>32.8947112596817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art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sb(V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vth(V)</text:p>
          </table:table-cell>
          <table:table-cell table:style-name="ce2" office:value-type="string" calcext:value-type="string">
            <text:p>-0.61V</text:p>
          </table:table-cell>
          <table:table-cell office:value-type="string" calcext:value-type="string">
            <text:p>-0.81V</text:p>
          </table:table-cell>
          <table:table-cell office:value-type="float" office:value="-0.98" calcext:value-type="float">
            <text:p>-0.98</text:p>
          </table:table-cell>
          <table:table-cell office:value-type="float" office:value="-1.12" calcext:value-type="float">
            <text:p>-1.12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alpha </text:p>
          </table:table-cell>
          <table:table-cell table:style-name="ce3" office:value-type="float" office:value="0.149" calcext:value-type="float">
            <text:p>0.14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/>
          <table:table-cell table:style-name="ce4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/>
          <table:table-cell table:style-name="ce4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 table:number-rows-repeated="2"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 table:number-rows-repeated="2"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 table:number-rows-repeated="2"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9:56:42.341718880</meta:creation-date>
    <dc:date>2018-10-15T21:09:30.487242093</dc:date>
    <meta:editing-duration>PT10M4S</meta:editing-duration>
    <meta:editing-cycles>4</meta:editing-cycles>
    <meta:generator>LibreOffice/6.0.3.2$Linux_X86_64 LibreOffice_project/00m0$Build-2</meta:generator>
    <meta:document-statistic meta:table-count="1" meta:cell-count="48" meta:object-count="0"/>
  </office:meta>
</office:document-meta>
</file>